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b3af" officeooo:paragraph-rsid="0019b3a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void display();</text:p>
      <text:p text:style-name="Standard"/>
      <text:p text:style-name="Standard">static int a = 10;</text:p>
      <text:p text:style-name="Standard"/>
      <text:p text:style-name="Standard">void fun ()</text:p>
      <text:p text:style-name="Standard"/>
      <text:p text:style-name="Standard">{</text:p>
      <text:p text:style-name="Standard"/>
      <text:p text:style-name="Standard"><text:s text:c="3"/>auto int b = 1;</text:p>
      <text:p text:style-name="Standard"><text:s text:c="3"/>++b;</text:p>
      <text:p text:style-name="Standard"><text:s text:c="3"/>printf ("%d\n",b);</text:p>
      <text:p text:style-name="Standard"><text:s text:c="3"/></text:p>
      <text:p text:style-name="Standard"><text:s text:c="3"/>++a;</text:p>
      <text:p text:style-name="Standard"><text:s text:c="3"/>printf ("%d\n",a);</text:p>
      <text:p text:style-name="Standard"/>
      <text:p text:style-name="Standard">}</text:p>
      <text:p text:style-name="Standard"/>
      <text:p text:style-name="Standard">int main ()</text:p>
      <text:p text:style-name="Standard"/>
      <text:p text:style-name="Standard">{</text:p>
      <text:p text:style-name="Standard"><text:s text:c="4"/>int a;</text:p>
      <text:p text:style-name="Standard"><text:s text:c="4"/>fun();</text:p>
      <text:p text:style-name="Standard"><text:s text:c="4"/>fun();</text:p>
      <text:p text:style-name="Standard"><text:s text:c="4"/>return 0;</text:p>
      <text:p text:style-name="Standard">}</text:p>
      <text:p text:style-name="Standard"/>
      <text:p text:style-name="Standard"/>
      <text:p text:style-name="P1">Output <text:s/>:</text:p>
      <text:p text:style-name="P1"/>
      <text:p text:style-name="P1"/>
      <text:p text:style-name="P1">2</text:p>
      <text:p text:style-name="P1">11</text:p>
      <text:p text:style-name="P1">2</text:p>
      <text:p text:style-name="P1">1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0T12:29:59.359984063</meta:creation-date>
    <dc:date>2022-10-10T12:31:44.105135266</dc:date>
    <meta:editing-duration>PT1M45S</meta:editing-duration>
    <meta:editing-cycles>1</meta:editing-cycles>
    <meta:document-statistic meta:table-count="0" meta:image-count="0" meta:object-count="0" meta:page-count="1" meta:paragraph-count="24" meta:word-count="42" meta:character-count="212" meta:non-whitespace-character-count="158"/>
    <meta:generator>LibreOffice/6.4.7.2$Linux_X86_64 LibreOffice_project/40$Build-2</meta:generator>
  </office:meta>
</office:document-meta>
</file>